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Lora" svg:font-family="Lora, serif"/>
    <style:font-face style:name="Lucida Grande" svg:font-family="'Lucida Grande', 'Lucida Sans Unicode', Geneva, Verdana, sans-serif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85e07" officeooo:paragraph-rsid="00185e07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935fc" officeooo:paragraph-rsid="001935fc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officeooo:paragraph-rsid="0017f92d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20d42f" officeooo:paragraph-rsid="0020d42f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5" style:family="paragraph" style:parent-style-name="Title_20_and_20_Content_7e_LT_7e_Gliederung_20_2">
      <style:paragraph-properties fo:margin-left="0in" fo:margin-right="0in" fo:margin-top="0.039in" fo:margin-bottom="0in" style:contextual-spacing="false" fo:text-indent="0in" style:auto-text-indent="false" fo:padding="0.0291in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383365" officeooo:paragraph-rsid="00383365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P6" style:family="paragraph" style:parent-style-name="Text_20_body">
      <style:text-properties officeooo:rsid="00383365" officeooo:paragraph-rsid="00383365"/>
    </style:style>
    <style:style style:name="P7" style:family="paragraph" style:parent-style-name="Text_20_body">
      <style:text-properties officeooo:rsid="00416a1c" officeooo:paragraph-rsid="00416a1c"/>
    </style:style>
    <style:style style:name="P8" style:family="paragraph" style:parent-style-name="Text_20_body">
      <style:text-properties fo:font-weight="bold" officeooo:rsid="0042d88d" officeooo:paragraph-rsid="0042d88d" style:font-weight-asian="bold" style:font-weight-complex="bold"/>
    </style:style>
    <style:style style:name="P9" style:family="paragraph" style:parent-style-name="Text_20_body">
      <style:text-properties officeooo:paragraph-rsid="00509843"/>
    </style:style>
    <style:style style:name="P10" style:family="paragraph" style:parent-style-name="Text_20_body">
      <style:text-properties fo:font-style="italic" officeooo:paragraph-rsid="006067c1" style:font-style-asian="italic" style:font-style-complex="italic"/>
    </style:style>
    <style:style style:name="P11" style:family="paragraph" style:parent-style-name="Text_20_body">
      <style:text-properties officeooo:rsid="0046badb" officeooo:paragraph-rsid="006067c1"/>
    </style:style>
    <style:style style:name="P12" style:family="paragraph" style:parent-style-name="Text_20_body">
      <style:text-properties officeooo:rsid="00363903" officeooo:paragraph-rsid="006067c1"/>
    </style:style>
    <style:style style:name="P13" style:family="paragraph" style:parent-style-name="Text_20_body">
      <style:text-properties officeooo:rsid="005a51ee"/>
    </style:style>
    <style:style style:name="P14" style:family="paragraph" style:parent-style-name="Text_20_body">
      <style:text-properties officeooo:rsid="005a51ee" officeooo:paragraph-rsid="005a51ee"/>
    </style:style>
    <style:style style:name="P15" style:family="paragraph" style:parent-style-name="Text_20_body">
      <style:text-properties officeooo:paragraph-rsid="006067c1"/>
    </style:style>
    <style:style style:name="P16" style:family="paragraph" style:parent-style-name="Text_20_body">
      <style:text-properties officeooo:rsid="00626153" officeooo:paragraph-rsid="00626153"/>
    </style:style>
    <style:style style:name="P17" style:family="paragraph" style:parent-style-name="Text_20_body">
      <style:text-properties fo:font-weight="normal" officeooo:rsid="0046badb" officeooo:paragraph-rsid="006067c1" style:font-weight-asian="normal" style:font-weight-complex="normal"/>
    </style:style>
    <style:style style:name="P18" style:family="paragraph" style:parent-style-name="Text_20_body">
      <style:text-properties fo:font-style="normal" officeooo:rsid="006067c1" officeooo:paragraph-rsid="006067c1" style:font-style-asian="normal" style:font-style-complex="normal"/>
    </style:style>
    <style:style style:name="P19" style:family="paragraph" style:parent-style-name="Text_20_body">
      <style:text-properties officeooo:rsid="005d3bd5" officeooo:paragraph-rsid="005d3bd5"/>
    </style:style>
    <style:style style:name="P20" style:family="paragraph" style:parent-style-name="Text_20_body">
      <style:text-properties officeooo:rsid="005d46d5" officeooo:paragraph-rsid="005d46d5"/>
    </style:style>
    <style:style style:name="P21" style:family="paragraph" style:parent-style-name="Text_20_body">
      <style:text-properties officeooo:rsid="006119c7" officeooo:paragraph-rsid="006119c7"/>
    </style:style>
    <style:style style:name="P22" style:family="paragraph" style:parent-style-name="Text_20_body">
      <style:text-properties officeooo:paragraph-rsid="00640a23"/>
    </style:style>
    <style:style style:name="P23" style:family="paragraph" style:parent-style-name="Heading_20_2">
      <style:text-properties officeooo:rsid="003fe380" officeooo:paragraph-rsid="003fe380"/>
    </style:style>
    <style:style style:name="P24" style:family="paragraph" style:parent-style-name="Heading_20_2">
      <style:text-properties officeooo:paragraph-rsid="0049f5e9"/>
    </style:style>
    <style:style style:name="P25" style:family="paragraph" style:parent-style-name="Heading_20_5">
      <style:text-properties officeooo:paragraph-rsid="00510e8a"/>
    </style:style>
    <style:style style:name="P26" style:family="paragraph" style:parent-style-name="Heading_20_5">
      <style:text-properties fo:font-weight="normal" officeooo:rsid="004f016a" style:font-weight-asian="normal" style:font-weight-complex="normal"/>
    </style:style>
    <style:style style:name="P27" style:family="paragraph" style:parent-style-name="Heading_20_5">
      <style:text-properties fo:font-weight="normal" officeooo:rsid="00509843" style:font-weight-asian="normal" style:font-weight-complex="normal"/>
    </style:style>
    <style:style style:name="P28" style:family="paragraph" style:parent-style-name="Heading_20_5">
      <style:text-properties officeooo:paragraph-rsid="006067c1"/>
    </style:style>
    <style:style style:name="P29" style:family="paragraph" style:parent-style-name="Heading_20_4">
      <style:text-properties officeooo:paragraph-rsid="004f016a"/>
    </style:style>
    <style:style style:name="P30" style:family="paragraph" style:parent-style-name="Text_20_body" style:list-style-name="L1">
      <style:text-properties officeooo:paragraph-rsid="00510e8a"/>
    </style:style>
    <style:style style:name="P31" style:family="paragraph" style:parent-style-name="Text_20_body" style:list-style-name="L2">
      <style:text-properties fo:font-style="italic" officeooo:rsid="003a4e8e" officeooo:paragraph-rsid="006067c1" style:font-style-asian="italic" style:font-style-complex="italic"/>
    </style:style>
    <style:style style:name="P32" style:family="paragraph" style:parent-style-name="Text_20_body" style:list-style-name="L2">
      <style:text-properties fo:font-style="italic" officeooo:rsid="0041f8bf" officeooo:paragraph-rsid="00543f0c" style:font-style-asian="italic" style:font-style-complex="italic"/>
    </style:style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4">
      <style:text-properties officeooo:rsid="003adff8"/>
    </style:style>
    <style:style style:name="P36" style:family="paragraph" style:parent-style-name="Text_20_body" style:list-style-name="L4">
      <style:text-properties officeooo:rsid="006a6f2f" officeooo:paragraph-rsid="006a6f2f"/>
    </style:style>
    <style:style style:name="P37" style:family="paragraph" style:parent-style-name="Text_20_body" style:list-style-name="L4">
      <style:text-properties officeooo:rsid="006bac3b" officeooo:paragraph-rsid="006bac3b"/>
    </style:style>
    <style:style style:name="P38" style:family="paragraph" style:parent-style-name="Text_20_body" style:list-style-name="L5">
      <style:text-properties officeooo:rsid="005be462" officeooo:paragraph-rsid="005ee052"/>
    </style:style>
    <style:style style:name="P39" style:family="paragraph" style:parent-style-name="Text_20_body" style:list-style-name="L6">
      <style:text-properties officeooo:rsid="005be462" officeooo:paragraph-rsid="005ee052"/>
    </style:style>
    <style:style style:name="P40" style:family="paragraph" style:parent-style-name="Text_20_body" style:list-style-name="L6">
      <style:text-properties officeooo:rsid="005ee052" officeooo:paragraph-rsid="005ee052"/>
    </style:style>
    <style:style style:name="P41" style:family="paragraph" style:parent-style-name="Text_20_body" style:list-style-name="L7">
      <style:text-properties officeooo:rsid="005d3bd5" officeooo:paragraph-rsid="005d3bd5"/>
    </style:style>
    <style:style style:name="P42" style:family="paragraph" style:parent-style-name="Text_20_body" style:list-style-name="L8"/>
    <style:style style:name="P43" style:family="paragraph" style:parent-style-name="Text_20_body" style:list-style-name="L9">
      <style:text-properties officeooo:rsid="006961f9" officeooo:paragraph-rsid="006961f9"/>
    </style:style>
    <style:style style:name="P44" style:family="paragraph" style:parent-style-name="Text_20_body">
      <style:text-properties officeooo:rsid="006bb9e2" officeooo:paragraph-rsid="006bb9e2"/>
    </style:style>
    <style:style style:name="P45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normal" officeooo:rsid="004454d3" officeooo:paragraph-rsid="006067c1" style:font-weight-asian="normal" style:font-weight-complex="normal"/>
    </style:style>
    <style:style style:name="P46" style:family="paragraph" style:parent-style-name="Text_20_body">
      <style:text-properties fo:font-variant="normal" fo:text-transform="none" fo:color="#000000" style:font-name="Lucida Grande" fo:font-size="10.5pt" fo:letter-spacing="normal" fo:font-style="normal" fo:font-weight="normal" officeooo:rsid="006d3f6f" officeooo:paragraph-rsid="006d3f6f" style:font-weight-asian="normal" style:font-weight-complex="normal"/>
    </style:style>
    <style:style style:name="T1" style:family="text">
      <style:text-properties fo:color="#000000" style:font-name="Times New Roman" fo:font-size="14pt" fo:font-weight="normal" style:font-size-asian="14pt" style:font-weight-asian="normal" style:font-weight-complex="normal"/>
    </style:style>
    <style:style style:name="T2" style:family="text">
      <style:text-properties fo:color="#000000" style:font-name="Times New Roman" fo:font-size="14pt" fo:font-weight="normal" officeooo:rsid="00185e07" style:font-size-asian="14pt" style:font-weight-asian="normal" style:font-weight-complex="normal"/>
    </style:style>
    <style:style style:name="T3" style:family="text">
      <style:text-properties fo:color="#000000" style:font-name="Times New Roman" fo:font-size="14pt" fo:font-weight="normal" officeooo:rsid="001935fc" style:font-size-asian="14pt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text-emphasize="none"/>
    </style:style>
    <style:style style:name="T5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normal" officeooo:rsid="0017f92d" style:letter-kerning="true" style:font-name-asian="DejaVu Sans" style:font-size-asian="14pt" style:font-style-asian="normal" style:font-weight-asian="normal" style:font-name-complex="Liberation Sans1" style:font-size-complex="12pt" style:font-weight-complex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ize="14pt" fo:letter-spacing="normal" fo:font-style="normal" fo:text-shadow="none" style:text-underline-style="none" fo:font-weight="bold" officeooo:rsid="0017f92d" style:letter-kerning="true" style:font-name-asian="DejaVu Sans" style:font-size-asian="14pt" style:font-style-asian="normal" style:font-weight-asian="bold" style:font-name-complex="Liberation Sans1" style:font-size-complex="12pt" style:font-weight-complex="bold" style:text-emphasiz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adff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acbd" style:font-weight-asian="normal" style:font-weight-complex="normal"/>
    </style:style>
    <style:style style:name="T12" style:family="text">
      <style:text-properties fo:font-weight="normal" officeooo:rsid="004f016a" style:font-weight-asian="normal" style:font-weight-complex="normal"/>
    </style:style>
    <style:style style:name="T13" style:family="text">
      <style:text-properties fo:font-weight="normal" officeooo:rsid="004fff50" style:font-weight-asian="normal" style:font-weight-complex="normal"/>
    </style:style>
    <style:style style:name="T14" style:family="text">
      <style:text-properties fo:font-weight="normal" officeooo:rsid="00509843" style:font-weight-asian="normal" style:font-weight-complex="normal"/>
    </style:style>
    <style:style style:name="T15" style:family="text">
      <style:text-properties officeooo:rsid="001db12c"/>
    </style:style>
    <style:style style:name="T16" style:family="text">
      <style:text-properties officeooo:rsid="0020d42f"/>
    </style:style>
    <style:style style:name="T17" style:family="text">
      <style:text-properties officeooo:rsid="00219ea4"/>
    </style:style>
    <style:style style:name="T18" style:family="text">
      <style:text-properties officeooo:rsid="00249354"/>
    </style:style>
    <style:style style:name="T19" style:family="text">
      <style:text-properties officeooo:rsid="0026ea0b"/>
    </style:style>
    <style:style style:name="T20" style:family="text">
      <style:text-properties officeooo:rsid="002c55ca"/>
    </style:style>
    <style:style style:name="T21" style:family="text">
      <style:text-properties fo:font-style="italic" officeooo:rsid="002c55ca" style:font-style-asian="italic" style:font-style-complex="italic"/>
    </style:style>
    <style:style style:name="T22" style:family="text">
      <style:text-properties fo:font-style="italic" officeooo:rsid="0039a76c" style:font-style-asian="italic" style:font-style-complex="italic"/>
    </style:style>
    <style:style style:name="T23" style:family="text">
      <style:text-properties fo:font-style="italic" officeooo:rsid="00380d9d" style:font-style-asian="italic" style:font-style-complex="italic"/>
    </style:style>
    <style:style style:name="T24" style:family="text">
      <style:text-properties fo:font-style="italic" officeooo:rsid="006067c1" style:font-style-asian="italic" style:font-style-complex="italic"/>
    </style:style>
    <style:style style:name="T25" style:family="text">
      <style:text-properties fo:font-variant="normal" fo:text-transform="none" fo:color="#000000" style:font-name="Liberation Sans" fo:font-size="14pt" fo:letter-spacing="normal" fo:font-style="normal" fo:font-weight="normal" officeooo:rsid="0046badb" style:font-name-asian="Droid Sans Fallback" style:font-size-asian="14pt" style:font-name-complex="FreeSans1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ans" fo:font-size="14pt" fo:letter-spacing="normal" fo:font-style="normal" style:text-underline-style="none" fo:font-weight="normal" officeooo:rsid="0046badb" style:text-blinking="false" style:font-name-asian="Droid Sans Fallback" style:font-size-asian="14pt" style:font-name-complex="FreeSans1" style:font-size-complex="14pt" fo:padding="0in" fo:border="none"/>
    </style:style>
    <style:style style:name="T27" style:family="text">
      <style:text-properties fo:font-variant="normal" fo:text-transform="none" fo:color="#000000" style:font-name="Lucida Grande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Lucida Grande" fo:font-size="10.5pt" fo:letter-spacing="normal" fo:font-style="normal" fo:font-weight="normal" style:font-weight-asian="normal" style:font-weight-complex="normal"/>
    </style:style>
    <style:style style:name="T29" style:family="text">
      <style:text-properties fo:font-variant="normal" fo:text-transform="none" fo:color="#000000" style:font-name="Lucida Grande" fo:font-size="10.5pt" fo:letter-spacing="normal" fo:font-style="normal" fo:font-weight="normal" officeooo:rsid="006067c1" style:font-style-asian="italic" style:font-style-complex="italic"/>
    </style:style>
    <style:style style:name="T30" style:family="text">
      <style:text-properties fo:font-variant="normal" fo:text-transform="none" fo:color="#000000" style:font-name="Lucida Grande" fo:font-size="10.5pt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style:font-name="Lucida Grande" fo:font-size="10.5pt" fo:letter-spacing="normal" fo:font-weight="normal"/>
    </style:style>
    <style:style style:name="T32" style:family="text">
      <style:text-properties fo:font-variant="normal" fo:text-transform="none" fo:color="#000000" style:font-name="Lucida Grande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style:font-name="Lucida Grande" fo:font-size="10.5pt" fo:letter-spacing="normal" fo:font-style="italic" fo:font-weight="normal" officeooo:rsid="006067c1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style:font-name="Lora" fo:font-size="15pt" fo:letter-spacing="normal" fo:font-style="normal" fo:font-weight="normal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officeooo:rsid="003adff8" style:font-style-asian="normal" style:font-style-complex="normal"/>
    </style:style>
    <style:style style:name="T37" style:family="text">
      <style:text-properties fo:font-style="normal" officeooo:rsid="003c86d0" style:font-style-asian="normal" style:font-style-complex="normal"/>
    </style:style>
    <style:style style:name="T38" style:family="text">
      <style:text-properties fo:font-style="normal" officeooo:rsid="003db704" style:font-style-asian="normal" style:font-style-complex="normal"/>
    </style:style>
    <style:style style:name="T39" style:family="text">
      <style:text-properties fo:font-style="normal" officeooo:rsid="003e7f2b" style:font-style-asian="normal" style:font-style-complex="normal"/>
    </style:style>
    <style:style style:name="T40" style:family="text">
      <style:text-properties fo:font-style="normal" officeooo:rsid="003f7856" style:font-style-asian="normal" style:font-style-complex="normal"/>
    </style:style>
    <style:style style:name="T41" style:family="text">
      <style:text-properties fo:font-style="normal" officeooo:rsid="00426813" style:font-style-asian="normal" style:font-style-complex="normal"/>
    </style:style>
    <style:style style:name="T42" style:family="text">
      <style:text-properties fo:font-style="normal" officeooo:rsid="0042d88d" style:font-style-asian="normal" style:font-style-complex="normal"/>
    </style:style>
    <style:style style:name="T43" style:family="text">
      <style:text-properties fo:font-style="normal" officeooo:rsid="00450b9b" style:font-style-asian="normal" style:font-style-complex="normal"/>
    </style:style>
    <style:style style:name="T44" style:family="text">
      <style:text-properties fo:font-style="normal" officeooo:rsid="00451537" style:font-style-asian="normal" style:font-style-complex="normal"/>
    </style:style>
    <style:style style:name="T45" style:family="text">
      <style:text-properties fo:font-style="normal" officeooo:rsid="00380d9d" style:font-style-asian="normal" style:font-style-complex="normal"/>
    </style:style>
    <style:style style:name="T46" style:family="text">
      <style:text-properties fo:font-style="normal" fo:font-weight="bold" officeooo:rsid="003adff8" style:font-style-asian="normal" style:font-weight-asian="bold" style:font-style-complex="normal" style:font-weight-complex="bold"/>
    </style:style>
    <style:style style:name="T47" style:family="text">
      <style:text-properties officeooo:rsid="00380d9d"/>
    </style:style>
    <style:style style:name="T48" style:family="text">
      <style:text-properties officeooo:rsid="0039a76c"/>
    </style:style>
    <style:style style:name="T49" style:family="text">
      <style:text-properties officeooo:rsid="00416a1c"/>
    </style:style>
    <style:style style:name="T50" style:family="text">
      <style:text-properties officeooo:rsid="004939bc"/>
    </style:style>
    <style:style style:name="T51" style:family="text">
      <style:text-properties officeooo:rsid="005be462"/>
    </style:style>
    <style:style style:name="T52" style:family="text">
      <style:text-properties officeooo:rsid="005d46d5"/>
    </style:style>
    <style:style style:name="T53" style:family="text">
      <style:text-properties officeooo:rsid="003adff8"/>
    </style:style>
    <style:style style:name="T54" style:family="text">
      <style:text-properties officeooo:rsid="006a6f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s</text:p>
      <text:p text:style-name="Text_20_body">当你不知所措时，停下来听听自己的初心，扎实的研究。所其无逸。</text:p>
      <text:p text:style-name="P44">See AP as a router who should schedule traffic fairly. </text:p>
      <text:p text:style-name="P23">0. Background</text:p>
      <text:p text:style-name="Heading_20_3"><text:span text:style-name="T49">0.1 </text:span>Flow Control </text:p>
      <text:p text:style-name="Heading_20_3"><text:span text:style-name="T49">0.2 </text:span>Queueing Theory</text:p>
      <text:p text:style-name="Heading_20_4">0.2.1 Queue and real-time traffic</text:p>
      <text:p text:style-name="P7">real-time traffic means traffic with delay constraints on delivery. </text:p>
      <text:p text:style-name="P8">Parekh-Gallager Theorem <text:span text:style-name="T10">provides a precise delay bound for real-time traffic that shares a network with bulk traffic. </text:span></text:p>
      <text:p text:style-name="P29"><text:span text:style-name="T10">0.2.2 WFQ </text:span><text:span text:style-name="T12">for variant packet size</text:span></text:p>
      <text:p text:style-name="P10">Fair Queueing/<text:span text:style-name="T47">Weighted Fair Queueing </text:span><text:span text:style-name="T44">(Dynamic classes)</text:span></text:p>
      <text:p text:style-name="P11">Alternative to FIFO and Priority Queue. Fair queue maintains separate logical FIFO sub-queue for each input class. <text:s/></text:p>
      <text:p text:style-name="P11">If fixed packet size, it would be like round-robin, and when all class sub-queue is not empty, it resembles TDM. </text:p>
      <text:p text:style-name="P11">GPS model provide an algorithm that has direct, natural support for weighted fair queuing. </text:p>
      <text:p text:style-name="P17">Fair when packets are not the same size. </text:p>
      <text:p text:style-name="P26">0.2.2.1 virtual finishing time</text:p>
      <text:p text:style-name="P9"><text:span text:style-name="T13">It works well based on hypothesis that sub-queues</text:span><text:span text:style-name="T12"> </text:span><text:span text:style-name="T13">are active all the time. But it has bugs without this hypothesis. </text:span></text:p>
      <text:p text:style-name="P27">0.2.2.2 Bit-by-Bit Round Robin (BBRR)</text:p>
      <text:p text:style-name="P9"><text:span text:style-name="T14">It is non-preemptive (not interrupt the current transmission). </text:span><text:span text:style-name="T13"><text:s/></text:span></text:p>
      <text:p text:style-name="P25"><text:span text:style-name="T13">0.</text:span><text:span text:style-name="T10">2.2.3 Generalized Processor Sharing model (GPS)</text:span></text:p>
      <text:p text:style-name="P25"><text:span text:style-name="T27">While GPS is convenient as a model, it is even less implementable, literally, than BBRR.</text:span><text:span text:style-name="T10"> </text:span></text:p>
      <text:list xml:id="list9134558480133731030" text:style-name="L1">
        <text:list-item>
          <text:p text:style-name="P30"><text:span text:style-name="T27">GPS finishing time: the theoretical finishing time based on </text:span><text:span text:style-name="T30">parallel</text:span><text:span text:style-name="T27"> multi-packet transmissions under the GPS model</text:span></text:p>
        </text:list-item>
        <text:list-item>
          <text:p text:style-name="P30"><text:span text:style-name="T27">WFQ finishing time: the real finishing time assuming packets are sent </text:span><text:span text:style-name="T30">sequentially </text:span><text:span text:style-name="T27">in increasing order of calculated GPS finishing time</text:span></text:p>
        </text:list-item>
      </text:list>
      <text:p text:style-name="P28"><text:span text:style-name="Emphasis"><text:span text:style-name="T31">VC-calculated finishing times are invariant</text:span></text:span><text:span text:style-name="T27">.</text:span></text:p>
      <text:p text:style-name="Heading_20_5"><text:span text:style-name="T29">0.2.3 </text:span><text:span text:style-name="T23">FIFO. </text:span><text:span text:style-name="T45">Single input and single queue. <text:s/></text:span></text:p>
      <text:list xml:id="list7145191953803952970" text:style-name="L2">
        <text:list-header>
          <text:p text:style-name="P31"><text:span text:style-name="T35">Original WiFi in this case</text:span><text:span text:style-name="T39">(TBD)</text:span><text:span text:style-name="T35">. Problem is if </text:span><text:span text:style-name="T36">some STA's</text:span><text:span text:style-name="T35"> </text:span><text:span text:style-name="T36">packets arrives fast in </text:span><text:span text:style-name="T46">dense scenario</text:span><text:span text:style-name="T36">, it is not </text:span><text:span text:style-name="T37">fair for other STAs </text:span><text:span text:style-name="T40">neither unfair between UL and</text:span><text:span text:style-name="T38"> DL traffic</text:span><text:span text:style-name="T37">. </text:span></text:p>
        </text:list-header>
      </text:list>
      <text:p text:style-name="P18">0.2.4 Priority Queueing. (static classes)</text:p>
      <text:list xml:id="list180641827697068" text:continue-numbering="true" text:style-name="L2">
        <text:list-header>
          <text:p text:style-name="P32"><text:span text:style-name="T41">A direct approach to </text:span><text:span text:style-name="T42">real-time transport. </text:span><text:span text:style-name="T43">It will cause low-priority starvation. </text:span></text:p>
        </text:list-header>
      </text:list>
      <text:p text:style-name="P15"><text:span text:style-name="T24">0.2.5 </text:span><text:span text:style-name="T21">Round Robin</text:span><text:span text:style-name="T20">.</text:span></text:p>
      <text:p text:style-name="P15"><text:span text:style-name="T25">In case of equally sized data packets, </text:span><text:span text:style-name="T26">round-robin scheduling </text:span><text:span text:style-name="T25">is max-min fair. low level of fairness may result in instability. </text:span><text:span text:style-name="T34">pre-emptive algorithm</text:span></text:p>
      <text:p text:style-name="P12"><text:span text:style-name="T33">0.2.6 </text:span><text:span text:style-name="T32">Token bucket</text:span><text:span text:style-name="T28">.</text:span></text:p>
      <text:p text:style-name="P45">Used when resources for some user is limited to some threshold. </text:p>
      <text:p text:style-name="P46">0.2.7 Summary</text:p>
      <text:p text:style-name="P46">Fair queueing is suitable for UL stream but not for DL stream (ISP → R); fortunately, token bucket works well with DL. </text:p>
      <text:p text:style-name="Heading_20_2">1. <text:span text:style-name="T15">Identify the SPEC (802.11ax)</text:span></text:p>
      <text:p text:style-name="Text_20_body"><text:span text:style-name="T6">The </text:span><text:span text:style-name="T7">definition</text:span><text:span text:style-name="T6"> of trigger frame is: </text:span></text:p>
      <text:p text:style-name="Text_20_body"><text:span text:style-name="T4">The Trigger frame is a MAC frame th</text:span><text:span text:style-name="T5">at include</text:span><text:span text:style-name="T1">s sufficient information to identify the stations transmitting the UL MU PPDUs and allocating resources for the UL MU PPDUs. </text:span><text:span text:style-name="T2">[</text:span><text:span text:style-name="T3">82]</text:span></text:p>
      <text:p text:style-name="Text_20_body">The transmission for all the STAs in an DL MU PPDU shall end at the same time. [83]</text:p>
      <text:p text:style-name="Text_20_body">The transmission from all the STAs in an UL MU PPDU shall end at the time indicated in TF. [83]</text:p>
      <text:p text:style-name="Text_20_body">The spec shall allow the schedule info for OFDMA ack from STAs is contained in the MAC header of DL MPDU. [90]</text:p>
      <text:p text:style-name="Heading_20_2">2. <text:span text:style-name="T16">Target</text:span></text:p>
      <text:p text:style-name="Text_20_body">I want to build a scheduler of 802.11ax. Such a scheduler should have <text:span text:style-name="T8">higher throughput</text:span>, <text:span text:style-name="T8">low delay</text:span>, and <text:span text:style-name="T8">higher energy efficiency</text:span><text:span text:style-name="T10">, </text:span><text:span text:style-name="T11">c</text:span><text:span text:style-name="T17">ompared with legacy 802.11. </text:span></text:p>
      <text:p text:style-name="Text_20_body">The difference is that, legacy wifi didn't consider the UL/DL <text:span text:style-name="T18">fairness. All STAs are almost fair, while its star topology determines the UL/DL is not fair at all, especially in dense scenarios. </text:span></text:p>
      <text:p text:style-name="Text_20_body">Actually this problem is kind of flow control problem. <text:span text:style-name="T19">However, the flow is not only based on traffic loading but also STA numbers. (Fairness is not only between STAs but also between UL/DL.) </text:span></text:p>
      <text:list xml:id="list504893725249943826" text:style-name="L3">
        <text:list-item>
          <text:p text:style-name="P33">How to use the bandwidth efficiently under any scenarios? </text:p>
        </text:list-item>
        <text:list-item>
          <text:p text:style-name="P33">How to measure the performance of the mechanism?</text:p>
        </text:list-item>
      </text:list>
      <text:p text:style-name="Heading_20_2">3. <text:span text:style-name="T54">ax Scheduler</text:span></text:p>
      <text:list xml:id="list6289549018912748565" text:style-name="L4">
        <text:list-item>
          <text:p text:style-name="P35">See the access as a queueing model. </text:p>
        </text:list-item>
        <text:list-item>
          <text:p text:style-name="P34"><text:span text:style-name="T53">See AP as a </text:span><text:span text:style-name="T9">router</text:span><text:span text:style-name="T53"> which schedule the UL and DL rather than a “STA” in a WLAN. </text:span></text:p>
        </text:list-item>
        <text:list-item>
          <text:p text:style-name="P36">When to send TF, TF-R, DL?</text:p>
        </text:list-item>
        <text:list-item>
          <text:p text:style-name="P37">ax OFDMA could serve multiple packets at a time. </text:p>
        </text:list-item>
      </text:list>
      <text:p text:style-name="P24">4. <text:span text:style-name="T50">Analysis</text:span></text:p>
      <text:p text:style-name="P14">Different kinds of fairness index:</text:p>
      <text:p text:style-name="P13">Max-min fairness, Worst case, </text:p>
      <text:p text:style-name="P22">0. 如何扎实地研究<text:span text:style-name="T51">？要有扎实的理论基础，queueing 和 stochastic process.</text:span></text:p>
      <text:list xml:id="list4193667068074768260" text:style-name="L5">
        <text:list-item>
          <text:p text:style-name="P38">扎实研究的方式</text:p>
        </text:list-item>
      </text:list>
      <text:list xml:id="list3078762321845713509" text:style-name="L6">
        <text:list-item>
          <text:p text:style-name="P39">看paper，重现别人的研究，才能真的掌握。</text:p>
        </text:list-item>
        <text:list-item>
          <text:p text:style-name="P40">看书。</text:p>
        </text:list-item>
      </text:list>
      <text:p text:style-name="P19">2. 我要做的事情：</text:p>
      <text:list xml:id="list56080587106895794" text:style-name="L7">
        <text:list-item>
          <text:p text:style-name="P41">scheduler <text:span text:style-name="T52">(for Thesis)</text:span></text:p>
        </text:list-item>
        <text:list-item>
          <text:p text:style-name="P41">PS design based on the scheduler</text:p>
        </text:list-item>
      </text:list>
      <text:p text:style-name="P20">3. Scheduler, 要学习 fair queue, round-robin, weighted fair queue, weighted round-robin, GPS model</text:p>
      <text:p text:style-name="P21">4. 学习如何分析这些design，等到有了一套方法后再做自己的研究。</text:p>
      <text:p text:style-name="Heading_20_2">5. 研究安排</text:p>
      <text:list xml:id="list346894749575211238" text:style-name="L8">
        <text:list-item>
          <text:p text:style-name="P42">学习上面列的几种机制</text:p>
        </text:list-item>
        <text:list-item>
          <text:p text:style-name="P42">学习分析上面的机制</text:p>
        </text:list-item>
        <text:list-item>
          <text:p text:style-name="P42">用在802.11ax上</text:p>
        </text:list-item>
      </text:list>
      <text:p text:style-name="Heading_20_2">6. 备忘 ＆ 问题</text:p>
      <text:list xml:id="list4656996536565259340" text:style-name="L9">
        <text:list-item>
          <text:p text:style-name="P43">修改mathematical slide，pt</text:p>
        </text:list-item>
        <text:list-item>
          <text:p text:style-name="P43"/>
        </text:list-item>
      </text:list>
      <text:p text:style-name="P6">Reference:</text:p>
      <text:p text:style-name="P6">[1] <text:span text:style-name="T22">Introduction to Computer Networks,</text:span><text:span text:style-name="T48"> </text:span><text:s/><text:a xlink:type="simple" xlink:href="http://intronetworks.cs.luc.edu/current/html/queuing.html">http://intronetworks.cs.luc.edu/current/html/queuing.html</text:a></text:p>
      <text:p text:style-name="P16">Reading：</text:p>
      <text:p text:style-name="P16">[1] Data network. </text:p>
      <text:p text:style-name="P5"/>
      <text:p text:style-name="P4">Tips:</text:p>
      <text:p text:style-name="P2"><text:span text:style-name="T16">1. </text:span>Reference is indexed with framework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ccanthis ADF Std" svg:font-family="'Accanthis ADF Std'"/>
    <style:font-face style:name="DejaVu Sans" svg:font-family="'DejaVu Sans'"/>
    <style:font-face style:name="Lora" svg:font-family="Lora, serif"/>
    <style:font-face style:name="Lucida Grande" svg:font-family="'Lucida Grande', 'Lucida Sans Unicode', Geneva, Verdana, sans-serif"/>
    <style:font-face style:name="FreeSans" svg:font-family="FreeSans" style:font-family-generic="roman"/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name-asian="DejaVu Sans" style:font-family-asian="'DejaVu Sans'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name-asian="DejaVu Sans" style:font-family-asian="'DejaVu Sans'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6:07:42.334263084</meta:creation-date>
    <dc:date>2016-06-15T18:06:41.351579570</dc:date>
    <meta:editing-duration>PT15H50M56S</meta:editing-duration>
    <meta:editing-cycles>88</meta:editing-cycles>
    <meta:generator>LibreOffice/4.2.8.2$Linux_X86_64 LibreOffice_project/420m0$Build-2</meta:generator>
    <meta:document-statistic meta:table-count="0" meta:image-count="0" meta:object-count="0" meta:page-count="1" meta:paragraph-count="76" meta:word-count="819" meta:character-count="4237" meta:non-whitespace-character-count="3618"/>
  </office:meta>
</office:document-meta>
</file>